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80000027BC8D57020A61F8654.png" manifest:media-type="image/png"/>
  <manifest:file-entry manifest:full-path="Pictures/100000010000071E00000800CC20125804E26044.png" manifest:media-type="image/png"/>
  <manifest:file-entry manifest:full-path="Pictures/10000000000009C4000006838C2A149C3995CF4B.jpg" manifest:media-type="image/jpeg"/>
  <manifest:file-entry manifest:full-path="Pictures/100000010000025800000258A3069B3857C7D1B7.png" manifest:media-type="image/png"/>
  <manifest:file-entry manifest:full-path="Pictures/100000010000030000000300A7D0BBF34473D86D.png" manifest:media-type="image/png"/>
  <manifest:file-entry manifest:full-path="Pictures/10000001000004670000027D95FA8A4816F08693.png" manifest:media-type="image/png"/>
  <manifest:file-entry manifest:full-path="Pictures/100000000000038E0000022238B543B68A02D3D9.jpg" manifest:media-type="image/jpeg"/>
  <manifest:file-entry manifest:full-path="Pictures/100000010000046D0000027C2C53860E03C3F2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100%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3" draw:layer="layout" svg:width="15.63cm" svg:height="4.061cm" svg:x="16.187cm" svg:y="10.565cm">
          <text:p text:style-name="P1"><text:span text:style-name="T1">Integrantes: Valdivia Ignacio</text:span></text:p>
          <text:p text:style-name="P1"><text:span text:style-name="T1"><text:tab/></text:span><text:span text:style-name="T1"><text:tab/></text:span><text:span text:style-name="T1"> <text:s/></text:span><text:span text:style-name="T1">Navio Joaquin</text:span></text:p>
          <text:p text:style-name="P2"><text:span text:style-name="T1"><text:s text:c="2"/></text:span><text:span text:style-name="T1">Raddi gino</text:span></text:p>
          <text:p text:style-name="P2"><text:span text:style-name="T1"><text:s text:c="2"/></text:span><text:span text:style-name="T1">Mancilla Sebastian</text:span></text:p>
          <text:p text:style-name="P2"><text:span text:style-name="T1"><text:s text:c="2"/></text:span><text:span text:style-name="T1">Flores Martin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4" draw:layer="layout" svg:width="25.399cm" svg:height="14.257cm" svg:x="0cm" svg:y="0.015cm">
          <draw:image xlink:href="Pictures/100000010000046D0000027C2C53860E03C3F292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60;p14" draw:style-name="gr2" draw:text-style-name="P4" draw:layer="layout" svg:width="13.197cm" svg:height="7.423cm" svg:x="12.202cm" svg:y="0cm">
          <draw:image xlink:href="Pictures/100000000000038E0000022238B543B68A02D3D9.jpg" xlink:type="simple" xlink:show="embed" xlink:actuate="onLoad" draw:mime-type="image/jpeg">
            <text:p/>
          </draw:image>
        </draw:frame>
        <draw:frame draw:name="Google Shape;61;p14" draw:style-name="gr2" draw:text-style-name="P4" draw:layer="layout" svg:width="25.277cm" svg:height="14.286cm" svg:x="0cm" svg:y="0cm">
          <draw:image xlink:href="Pictures/10000001000004670000027D95FA8A4816F08693.png" xlink:type="simple" xlink:show="embed" xlink:actuate="onLoad" draw:mime-type="image/png">
            <text:p/>
          </draw:image>
        </draw:frame>
        <presentation:notes draw:style-name="dp2">
          <draw:page-thumbnail draw:name="Google Shape;57;g22ca371f771_0_45:notes" draw:style-name="gr3" draw:layer="layout" svg:width="16.932cm" svg:height="9.524cm" svg:x="1.059cm" svg:y="1.905cm" draw:page-number="2" presentation:class="page"/>
          <draw:frame draw:name="Google Shape;58;g22ca371f771_0_45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draw:style-name="gr2" draw:text-style-name="P4" draw:layer="layout" svg:width="25.399cm" svg:height="14.287cm" svg:x="0cm" svg:y="0cm">
          <draw:image xlink:href="Pictures/10000000000009C4000006838C2A149C3995CF4B.jpg" xlink:type="simple" xlink:show="embed" xlink:actuate="onLoad" draw:mime-type="image/jpeg">
            <text:p/>
          </draw:image>
        </draw:frame>
        <draw:frame draw:name="Google Shape;67;p15" draw:style-name="gr2" draw:text-style-name="P4" draw:layer="layout" svg:width="1.59cm" svg:height="1.59cm" svg:x="13.96cm" svg:y="11.465cm">
          <draw:image xlink:href="Pictures/100000010000030000000300A7D0BBF34473D86D.png" xlink:type="simple" xlink:show="embed" xlink:actuate="onLoad" draw:mime-type="image/png">
            <text:p/>
          </draw:image>
        </draw:frame>
        <draw:frame draw:name="Google Shape;68;p15" draw:style-name="gr2" draw:text-style-name="P4" draw:layer="layout" svg:width="1.59cm" svg:height="1.59cm" svg:x="16.125cm" svg:y="11.465cm">
          <draw:image xlink:href="Pictures/100000010000025800000258A3069B3857C7D1B7.png" xlink:type="simple" xlink:show="embed" xlink:actuate="onLoad" draw:mime-type="image/png">
            <text:p/>
          </draw:image>
        </draw:frame>
        <draw:frame draw:name="Google Shape;69;p15" draw:style-name="gr2" draw:text-style-name="P4" draw:layer="layout" svg:width="1.59cm" svg:height="1.787cm" svg:x="18.291cm" svg:y="11.366cm">
          <draw:image xlink:href="Pictures/100000010000071E00000800CC20125804E26044.png" xlink:type="simple" xlink:show="embed" xlink:actuate="onLoad" draw:mime-type="image/png">
            <text:p/>
          </draw:image>
        </draw:frame>
        <draw:frame draw:name="Google Shape;70;p15" draw:style-name="gr2" draw:text-style-name="P4" draw:layer="layout" svg:width="25.379cm" svg:height="14.287cm" svg:x="0.01cm" svg:y="0cm">
          <draw:image xlink:href="Pictures/10000001000004680000027BC8D57020A61F8654.png" xlink:type="simple" xlink:show="embed" xlink:actuate="onLoad" draw:mime-type="image/png">
            <text:p/>
          </draw:image>
        </draw:frame>
        <presentation:notes draw:style-name="dp2">
          <draw:page-thumbnail draw:name="Google Shape;63;g22ca371f771_0_52:notes" draw:style-name="gr3" draw:layer="layout" svg:width="16.932cm" svg:height="9.524cm" svg:x="1.059cm" svg:y="1.905cm" draw:page-number="3" presentation:class="page"/>
          <draw:frame draw:name="Google Shape;64;g22ca371f771_0_5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4-19T12:14:24.980570574</dc:date>
    <meta:editing-duration>PT56S</meta:editing-duration>
    <meta:editing-cycles>1</meta:editing-cycles>
    <meta:document-statistic meta:object-count="43"/>
  </office:meta>
</office:document-meta>
</file>